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5%"/>
    </style:style>
    <style:style style:family="text" style:name="p1-1-1">
      <style:text-properties style:font-name="휴먼명조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5%"/>
    </style:style>
    <style:style style:family="paragraph" style:class="text" style:name="Paragraph-3" style:parent-style-name="바탕글">
      <style:paragraph-properties fo:text-align="center" fo:text-indent="0pt" fo:margin-left="0pt" fo:margin-right="0pt" fo:margin-top="0pt" fo:margin-bottom="0pt" fo:line-height="165%"/>
    </style:style>
    <style:style style:family="text" style:name="p3-1-1">
      <style:text-properties style:font-name="휴먼명조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" style:parent-style-name="바탕글">
      <style:paragraph-properties fo:text-align="center" fo:text-indent="0pt" fo:margin-left="0pt" fo:margin-right="0pt" fo:margin-top="0pt" fo:margin-bottom="0pt" fo:line-height="165%"/>
    </style:style>
    <style:style style:family="paragraph" style:class="text" style:name="Paragraph-5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5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5-1-3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5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6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6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6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" style:parent-style-name="바탕글">
      <style:paragraph-properties fo:text-align="justify" fo:text-indent="-20pt" fo:margin-left="20pt" fo:margin-right="0pt" fo:margin-top="0pt" fo:margin-bottom="0pt" fo:line-height="165%"/>
    </style:style>
    <style:style style:family="text" style:name="p7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-20pt" fo:margin-left="20pt" fo:margin-right="0pt" fo:margin-top="0pt" fo:margin-bottom="0pt" fo:line-height="165%"/>
    </style:style>
    <style:style style:family="text" style:name="p8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-20pt" fo:margin-left="20pt" fo:margin-right="0pt" fo:margin-top="0pt" fo:margin-bottom="0pt" fo:line-height="165%"/>
    </style:style>
    <style:style style:family="text" style:name="p9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-20pt" fo:margin-left="20pt" fo:margin-right="0pt" fo:margin-top="0pt" fo:margin-bottom="0pt" fo:line-height="165%"/>
    </style:style>
    <style:style style:family="text" style:name="p10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" style:parent-style-name="바탕글">
      <style:paragraph-properties fo:text-align="justify" fo:text-indent="-20pt" fo:margin-left="20pt" fo:margin-right="0pt" fo:margin-top="0pt" fo:margin-bottom="0pt" fo:line-height="165%"/>
    </style:style>
    <style:style style:family="text" style:name="p11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2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2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2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3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3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3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4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4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4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65%"/>
    </style:style>
    <style:style style:family="text" style:name="p16-1-1">
      <style:text-properties style:font-name="휴먼명조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center" fo:text-indent="0pt" fo:margin-left="0pt" fo:margin-right="0pt" fo:margin-top="0pt" fo:margin-bottom="0pt" fo:line-height="165%"/>
    </style:style>
    <style:style style:family="paragraph" style:class="text" style:name="Paragraph-18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8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9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65%"/>
    </style:style>
    <style:style style:family="text" style:name="p20-1-1">
      <style:text-properties style:font-name="휴먼명조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65%"/>
    </style:style>
    <style:style style:family="paragraph" style:class="text" style:name="Paragraph-22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22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2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22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23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4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5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6" style:parent-style-name="바탕글">
      <style:paragraph-properties fo:text-align="justify" fo:text-indent="0pt" fo:margin-left="10pt" fo:margin-right="0pt" fo:margin-top="0pt" fo:margin-bottom="0pt" fo:line-height="130%"/>
    </style:style>
    <style:style style:family="text" style:name="p26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7" style:parent-style-name="본문">
      <style:paragraph-properties fo:text-align="justify" fo:text-indent="0pt" fo:margin-left="10pt" fo:margin-right="0pt" fo:margin-top="0pt" fo:margin-bottom="0pt" fo:line-height="130%"/>
    </style:style>
    <style:style style:family="text" style:name="p2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text" style:name="p27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justify" fo:text-indent="0pt" fo:margin-left="10pt" fo:margin-right="0pt" fo:margin-top="0pt" fo:margin-bottom="0pt" fo:line-height="130%"/>
    </style:style>
    <style:style style:family="text" style:name="p28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9" style:parent-style-name="본문">
      <style:paragraph-properties fo:text-align="justify" fo:text-indent="0pt" fo:margin-left="10pt" fo:margin-right="0pt" fo:margin-top="0pt" fo:margin-bottom="0pt" fo:line-height="130%"/>
    </style:style>
    <style:style style:family="text" style:name="p2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" style:parent-style-name="바탕글">
      <style:paragraph-properties fo:text-align="justify" fo:text-indent="0pt" fo:margin-left="10pt" fo:margin-right="0pt" fo:margin-top="0pt" fo:margin-bottom="0pt" fo:line-height="130%"/>
    </style:style>
    <style:style style:family="text" style:name="p30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" style:parent-style-name="바탕글">
      <style:paragraph-properties fo:text-align="justify" fo:text-indent="0pt" fo:margin-left="10pt" fo:margin-right="0pt" fo:margin-top="0pt" fo:margin-bottom="0pt" fo:line-height="130%"/>
    </style:style>
    <style:style style:family="text" style:name="p31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" style:parent-style-name="바탕글">
      <style:paragraph-properties fo:text-align="justify" fo:text-indent="0pt" fo:margin-left="10pt" fo:margin-right="0pt" fo:margin-top="0pt" fo:margin-bottom="0pt" fo:line-height="130%"/>
    </style:style>
    <style:style style:family="text" style:name="p32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" style:parent-style-name="바탕글">
      <style:paragraph-properties fo:text-align="justify" fo:text-indent="0pt" fo:margin-left="10pt" fo:margin-right="0pt" fo:margin-top="0pt" fo:margin-bottom="0pt" fo:line-height="130%"/>
    </style:style>
    <style:style style:family="text" style:name="p33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4" style:parent-style-name="바탕글">
      <style:paragraph-properties fo:text-align="justify" fo:text-indent="0pt" fo:margin-left="10pt" fo:margin-right="0pt" fo:margin-top="0pt" fo:margin-bottom="0pt" fo:line-height="130%"/>
    </style:style>
    <style:style style:family="text" style:name="p34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" style:parent-style-name="바탕글">
      <style:paragraph-properties fo:text-align="justify" fo:text-indent="0pt" fo:margin-left="10pt" fo:margin-right="0pt" fo:margin-top="0pt" fo:margin-bottom="0pt" fo:line-height="130%"/>
    </style:style>
    <style:style style:family="text" style:name="p35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6" style:parent-style-name="본문">
      <style:paragraph-properties fo:text-align="justify" fo:text-indent="0pt" fo:margin-left="10pt" fo:margin-right="0pt" fo:margin-top="0pt" fo:margin-bottom="0pt" fo:line-height="130%"/>
    </style:style>
    <style:style style:family="text" style:name="p3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7" style:parent-style-name="바탕글">
      <style:paragraph-properties fo:text-align="justify" fo:text-indent="0pt" fo:margin-left="10pt" fo:margin-right="0pt" fo:margin-top="0pt" fo:margin-bottom="0pt" fo:line-height="130%"/>
    </style:style>
    <style:style style:family="text" style:name="p37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text" style:name="p39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0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4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text" style:name="p40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1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65%"/>
    </style:style>
    <style:style style:family="text" style:name="p42-1-1">
      <style:text-properties style:font-name="휴먼명조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65%"/>
    </style:style>
    <style:style style:family="paragraph" style:class="text" style:name="Paragraph-44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44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4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44-1-3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44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5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45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45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45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6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46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paragraph" style:class="text" style:name="Paragraph-56" style:parent-style-name="바탕글">
      <style:paragraph-properties fo:text-align="center" fo:text-indent="0pt" fo:margin-left="0pt" fo:margin-right="0pt" fo:margin-top="0pt" fo:margin-bottom="0pt" fo:line-height="165%"/>
    </style:style>
    <style:style style:family="text" style:name="p56-1-1">
      <style:text-properties style:font-name="휴먼명조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65%"/>
    </style:style>
    <style:style style:family="paragraph" style:class="text" style:name="Paragraph-58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58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8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58-1-3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58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59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1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6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61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2" style:parent-style-name="바탕글">
      <style:paragraph-properties fo:text-align="justify" fo:text-indent="0pt" fo:margin-left="0pt" fo:margin-right="0pt" fo:margin-top="0pt" fo:margin-bottom="0pt" fo:line-height="110%"/>
    </style:style>
    <style:style style:family="text" style:name="p6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6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6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5" style:parent-style-name="바탕글">
      <style:paragraph-properties fo:text-align="center" fo:text-indent="-17pt" fo:margin-left="17pt" fo:margin-right="0pt" fo:margin-top="0pt" fo:margin-bottom="0pt" fo:line-height="160%"/>
    </style:style>
    <style:style style:family="text" style:name="p6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6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6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7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6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67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8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6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left" fo:text-indent="0pt" fo:margin-left="6pt" fo:margin-right="3pt" fo:margin-top="0pt" fo:margin-bottom="0pt" fo:line-height="110%"/>
    </style:style>
    <style:style style:family="paragraph" style:class="text" style:name="Paragraph-70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7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1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7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2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7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72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3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7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left" fo:text-indent="0pt" fo:margin-left="6pt" fo:margin-right="3pt" fo:margin-top="0pt" fo:margin-bottom="0pt" fo:line-height="110%"/>
    </style:style>
    <style:style style:family="paragraph" style:class="text" style:name="Paragraph-7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7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6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7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7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7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7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7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0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8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0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0-3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0-4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8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1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1-3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2" style:parent-style-name="바탕글">
      <style:paragraph-properties fo:text-align="left" fo:text-indent="0pt" fo:margin-left="6pt" fo:margin-right="3pt" fo:margin-top="0pt" fo:margin-bottom="0pt" fo:line-height="110%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8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8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5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8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2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2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2-4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2-5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2-6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2-7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2-8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2-9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3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4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4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4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4-4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4-5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4-6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4-7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4-8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4-9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4-10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5-5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left" fo:text-indent="0pt" fo:margin-left="6pt" fo:margin-right="3pt" fo:margin-top="0pt" fo:margin-bottom="0pt" fo:line-height="110%"/>
    </style:style>
    <style:style style:family="text" style:name="p8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6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6-2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6-2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6-2-4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6-2-5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6-2-6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6-2-7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6-2-8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86-3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7" style:parent-style-name="바탕글">
      <style:paragraph-properties fo:text-align="left" fo:text-indent="0pt" fo:margin-left="6pt" fo:margin-right="3pt" fo:margin-top="0pt" fo:margin-bottom="0pt" fo:line-height="110%"/>
    </style:style>
    <style:style style:family="paragraph" style:class="text" style:name="Paragraph-88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88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0" style:parent-style-name="바탕글">
      <style:paragraph-properties fo:text-align="right" fo:text-indent="0pt" fo:margin-left="0pt" fo:margin-right="0pt" fo:margin-top="0pt" fo:margin-bottom="0pt" fo:line-height="130%"/>
    </style:style>
    <style:style style:family="text" style:name="p9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text" style:name="p90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9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2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9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9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9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5" style:parent-style-name="바탕글">
      <style:paragraph-properties fo:text-align="justify" fo:text-indent="-17pt" fo:margin-left="17pt" fo:margin-right="0pt" fo:margin-top="0pt" fo:margin-bottom="0pt" fo:line-height="160%"/>
    </style:style>
    <style:style style:family="text" style:name="p95-1-1"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6" style:parent-style-name="바탕글">
      <style:paragraph-properties fo:text-align="left" fo:text-indent="0pt" fo:margin-left="6pt" fo:margin-right="3pt" fo:margin-top="0pt" fo:margin-bottom="0pt" fo:line-height="140%"/>
    </style:style>
    <style:style style:family="text" style:name="p9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text" style:name="p96-2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" style:parent-style-name="바탕글">
      <style:paragraph-properties fo:text-align="left" fo:text-indent="0pt" fo:margin-left="6pt" fo:margin-right="3pt" fo:margin-top="0pt" fo:margin-bottom="0pt" fo:line-height="140%"/>
    </style:style>
    <style:style style:family="text" style:name="p9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text" style:name="p97-2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8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98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98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98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paragraph" style:class="text" style:name="Paragraph-100" style:parent-style-name="바탕글">
      <style:paragraph-properties fo:text-align="center" fo:text-indent="0pt" fo:margin-left="0pt" fo:margin-right="0pt" fo:margin-top="0pt" fo:margin-bottom="0pt" fo:line-height="165%"/>
    </style:style>
    <style:style style:family="text" style:name="p100-1-1">
      <style:text-properties style:font-name="휴먼명조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65%"/>
    </style:style>
    <style:style style:family="paragraph" style:class="text" style:name="Paragraph-102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02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2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02-1-3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02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03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03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03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4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04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04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04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04-3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05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" style:parent-style-name="바탕글">
      <style:paragraph-properties fo:text-align="right" fo:text-indent="0pt" fo:margin-left="0pt" fo:margin-right="0pt" fo:margin-top="0pt" fo:margin-bottom="0pt" fo:line-height="120%"/>
    </style:style>
    <style:style style:family="text" style:name="p10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7" style:parent-style-name="바탕글">
      <style:paragraph-properties fo:text-align="justify" fo:text-indent="0pt" fo:margin-left="0pt" fo:margin-right="0pt" fo:margin-top="0pt" fo:margin-bottom="0pt" fo:line-height="120%"/>
    </style:style>
    <style:style style:family="text" style:name="p10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10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10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1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1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paragraph" style:class="text" style:name="Paragraph-117" style:parent-style-name="바탕글">
      <style:paragraph-properties fo:text-align="center" fo:text-indent="0pt" fo:margin-left="0pt" fo:margin-right="0pt" fo:margin-top="0pt" fo:margin-bottom="0pt" fo:line-height="165%"/>
    </style:style>
    <style:style style:family="text" style:name="p117-1-1">
      <style:text-properties style:font-name="휴먼명조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center" fo:text-indent="0pt" fo:margin-left="0pt" fo:margin-right="0pt" fo:margin-top="0pt" fo:margin-bottom="0pt" fo:line-height="165%"/>
    </style:style>
    <style:style style:family="paragraph" style:class="text" style:name="Paragraph-119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19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9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19-1-3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19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20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20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20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1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21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1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21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2" style:parent-style-name="바탕글">
      <style:paragraph-properties fo:text-align="justify" fo:text-indent="-20pt" fo:margin-left="20pt" fo:margin-right="0pt" fo:margin-top="0pt" fo:margin-bottom="0pt" fo:line-height="165%"/>
    </style:style>
    <style:style style:family="text" style:name="p122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3" style:parent-style-name="바탕글">
      <style:paragraph-properties fo:text-align="justify" fo:text-indent="-20pt" fo:margin-left="20pt" fo:margin-right="0pt" fo:margin-top="0pt" fo:margin-bottom="0pt" fo:line-height="165%"/>
    </style:style>
    <style:style style:family="text" style:name="p123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24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4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24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5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25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2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3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3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33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33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33-1-3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33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34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34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34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5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35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35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justify" fo:text-indent="-20pt" fo:margin-left="20pt" fo:margin-right="0pt" fo:margin-top="0pt" fo:margin-bottom="0pt" fo:line-height="165%"/>
    </style:style>
    <style:style style:family="text" style:name="p136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7" style:parent-style-name="바탕글">
      <style:paragraph-properties fo:text-align="justify" fo:text-indent="-20pt" fo:margin-left="20pt" fo:margin-right="0pt" fo:margin-top="0pt" fo:margin-bottom="0pt" fo:line-height="165%"/>
    </style:style>
    <style:style style:family="text" style:name="p137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justify" fo:text-indent="-10pt" fo:margin-left="10pt" fo:margin-right="0pt" fo:margin-top="0pt" fo:margin-bottom="0pt" fo:line-height="165%"/>
    </style:style>
    <style:style style:family="text" style:name="p138-1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38-1-2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38-2-1">
      <style:text-properties style:font-name="휴먼명조" style:font-name-asian="휴먼명조" fo:font-size="10pt" style:font-size-asian="10pt" style:font-size-complex="10pt" style:text-underline-type="none" style:text-overline-type="none" style:text-line-through-type="none"/>
    </style:style>
    <style:style style:name="Table-1" style:family="table">
      <style:table-properties style:width="146.12mm" table:align="margins" fo:margin-left="10mm" fo:margin-right="0mm" fo:margin-top="0mm" fo:margin-bottom="0mm" table:border-model="collapsing"/>
    </style:style>
    <style:style style:name="Table-2" style:family="table">
      <style:table-properties style:width="148.08mm" table:align="margins" fo:margin-left="10mm" fo:margin-right="0mm" fo:margin-top="0mm" fo:margin-bottom="0mm" table:border-model="collapsing"/>
    </style:style>
    <style:style style:name="Table-3" style:family="table">
      <style:table-properties style:width="159.09mm" table:align="margins" fo:margin-left="0mm" fo:margin-right="0mm" fo:margin-top="0mm" fo:margin-bottom="0mm" table:border-model="collapsing"/>
    </style:style>
    <style:style style:name="Table-4" style:family="table">
      <style:table-properties style:width="159.09mm" table:align="margins" fo:margin-left="0.5mm" fo:margin-right="0.5mm" fo:margin-top="0.5mm" fo:margin-bottom="0.5mm" table:border-model="collapsing"/>
    </style:style>
    <style:style style:name="Table-5" style:family="table">
      <style:table-properties style:width="152.1mm" table:align="margins" fo:margin-left="6mm" fo:margin-right="0.5mm" fo:margin-top="0.5mm" fo:margin-bottom="0.5mm" table:border-model="collapsing"/>
    </style:style>
    <style:style style:name="Table-6" style:family="table">
      <style:table-properties style:width="147.09mm" table:align="margins" fo:margin-left="6mm" fo:margin-right="0mm" fo:margin-top="0mm" fo:margin-bottom="0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-6-1" style:family="table-cell">
      <style:table-cell-properties fo:padding-left="0.5mm" fo:padding-right="0.5mm" fo:padding-top="0.5mm" fo:padding-bottom="0.5mm" fo:border-left="0.12mm none #000000" fo:border-right="0.12mm none #000000" fo:border-top="0.12mm solid #000000" fo:border-bottom="0.12mm none #000000"/>
    </style:style>
    <style:style style:name="Table-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-1" style:family="table-cell">
      <style:table-cell-properties fo:padding-left="0mm" fo:padding-right="0mm" fo:padding-top="0mm" fo:padding-bottom="0mm" fo:border-left="0.12mm none #000000" fo:border-right="0.12mm none #000000" fo:border-top="0.12mm none #000000" fo:border-bottom="0.12mm solid #000000"/>
    </style:style>
    <style:style style:name="Table-3-2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2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2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3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3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3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4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4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4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5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5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5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6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6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6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7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7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3-7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4-1-1" style:family="table-cell">
      <style:table-cell-properties fo:padding-left="0mm" fo:padding-right="0mm" fo:padding-top="0mm" fo:padding-bottom="0mm" fo:border-left="0.12mm none #000000" fo:border-right="0.12mm none #000000" fo:border-top="0.12mm none #000000" fo:border-bottom="0.12mm solid #000000"/>
    </style:style>
    <style:style style:name="Table-4-2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4-2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4-2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4-3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4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5-1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5-1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제7장 전호</text:span></text:p>
      <text:p text:style-name="Paragraph-2"/>
      <text:p text:style-name="Paragraph-3"><text:span text:style-name="p3-1-1">제1절 출발지시전호</text:span></text:p>
      <text:p text:style-name="Paragraph-4"/>
      <text:p text:style-name="Paragraph-5"><text:span text:style-name="p5-1-1">제187조(출발지시전호)</text:span><text:span text:style-name="p5-1-2"> ①</text:span><text:span text:style-name="p5-1-3">출발지시전호는 역장이 기관사에 대하여 출발을 지시할 때에 하는 </text:span><text:span text:style-name="p5-2-1">전호를 말한다.</text:span></text:p>
      <text:p text:style-name="Paragraph-6"><text:span text:style-name="p6-1-1">  ②</text:span><text:span text:style-name="p6-1-2">다음 각 호의 어느 하나의 경우 역장은 기관사에 대해 출발지시 전호를 하여야 한다.</text:span><text:span text:style-name="p6-2-1">&lt;개정 2009.11.16&gt;</text:span></text:p>
      <text:p text:style-name="Paragraph-7"><text:span text:style-name="p7-1-1">  1. 폐색방식을 변경하였을 때, 다만, 지령식 시행의 경우에 이를 생략 할 수 있다.</text:span></text:p>
      <text:p text:style-name="Paragraph-8"><text:span text:style-name="p8-1-1">  2. 신호장치가 설치되어 있지 않은 선로에 열차를 출발시킬 때</text:span></text:p>
      <text:p text:style-name="Paragraph-9"><text:span text:style-name="p9-1-1">  3. 수신호에 의하여 열차를 출발시킬 때</text:span></text:p>
      <text:p text:style-name="Paragraph-10"><text:span text:style-name="p10-1-1">  4. 출입문 고장 또는 승강장 스크린도어 고장으로 비연동 운전할 때</text:span></text:p>
      <text:p text:style-name="Paragraph-11"><text:span text:style-name="p11-1-1">  5. 기타 필요하다고 인정할 때</text:span></text:p>
      <text:p text:style-name="Paragraph-12"><text:span text:style-name="p12-1-1">  ③</text:span><text:span text:style-name="p12-1-2">제2항 제1호 및 제3호의 경우 역장은 운행관제사의 출발지시를 받은 후가 아니면 출발</text:span><text:span text:style-name="p12-2-1">지시전호를 하여서는 아니된다.&lt;개정 2011.2.23&gt;</text:span></text:p>
      <text:p text:style-name="Paragraph-13"><text:span text:style-name="p13-1-1">  ④</text:span><text:span text:style-name="p13-1-2">기관사는 역장이 출발지시전호를 하는 경우에는 반드시 출발지시전호를 확인한 후 출발</text:span><text:span text:style-name="p13-2-1">해야 한다.</text:span></text:p>
      <text:p text:style-name="Paragraph-14"><text:span text:style-name="p14-1-1">  ⑤</text:span><text:span text:style-name="p14-1-2">출발지시전호는 기관사가 육안으로 직접 확인할 수 있는 위치에서 하여야 하며, 전호방</text:span><text:span text:style-name="p14-2-1">식은 녹색 전호등 또는 한 팔을 높이 들어 커다란 원을 그린다.&lt;개정 2008.12.15&gt;</text:span></text:p>
      <text:p text:style-name="Paragraph-15"/>
      <text:p text:style-name="Paragraph-16"><text:span text:style-name="p16-1-1">제2절 삭제&lt;2006.7.1&gt;</text:span></text:p>
      <text:p text:style-name="Paragraph-17"/>
      <text:p text:style-name="Paragraph-18"><text:span text:style-name="p18-1-1">제188조 삭제&lt;2006.7.1&gt;</text:span></text:p>
      <text:p text:style-name="Paragraph-19"/>
      <text:p text:style-name="Paragraph-20"><text:span text:style-name="p20-1-1">제3절 기적전호</text:span></text:p>
      <text:p text:style-name="Paragraph-21"/>
      <text:p text:style-name="Paragraph-22"><text:span text:style-name="p22-1-1">제189조(기적전호의 방식)</text:span><text:span text:style-name="p22-1-2"> 기적전호는 기적에 의하여 행하는 전호를 말하며 다음 방식으로 </text:span><text:span text:style-name="p22-2-1">하여야 한다.</text:span></text:p>
      <text:p text:style-name="Paragraph-23"><text:span text:style-name="p23-1-1">  </text:span></text:p>
      <table:table table:style-name="Table-1">
        <table:table-column table:number-columns-repeated="2"/>
        <table:table-row>
          <table:table-cell table:style-name="Table-1-1-1" table:number-columns-spanned="1" table:number-rows-spanned="1">
            <text:p text:style-name="Paragraph-24"><text:span text:style-name="p24-1-1">전 호 의  종 류</text:span></text:p>
          </table:table-cell>
          <table:table-cell table:style-name="Table-1-1-2" table:number-columns-spanned="1" table:number-rows-spanned="1">
            <text:p text:style-name="Paragraph-25"><text:span text:style-name="p25-1-1">전  호  방  식</text:span></text:p>
          </table:table-cell>
        </table:table-row>
        <table:table-row>
          <table:table-cell table:style-name="Table-1-2-1" table:number-columns-spanned="1" table:number-rows-spanned="1">
            <text:p text:style-name="Paragraph-26"><text:span text:style-name="p26-1-1">1. 주의를 환기시킬 때</text:span></text:p>
          </table:table-cell>
          <table:table-cell table:style-name="Table-1-2-2" table:number-columns-spanned="1" table:number-rows-spanned="1">
            <text:p text:style-name="Paragraph-27"><text:span text:style-name="p27-1-1"> 󰠏󰠏󰠏󰠏󰠏󰠏󰠏󰠏    </text:span><text:span text:style-name="p27-1-2">보통기적 1번</text:span></text:p>
          </table:table-cell>
        </table:table-row>
        <table:table-row>
          <table:table-cell table:style-name="Table-1-3-1" table:number-columns-spanned="1" table:number-rows-spanned="1">
            <text:p text:style-name="Paragraph-28"><text:span text:style-name="p28-1-1">2. 시설 또는 전기직원을 부를 때</text:span></text:p>
          </table:table-cell>
          <table:table-cell table:style-name="Table-1-3-2" table:number-columns-spanned="1" table:number-rows-spanned="1">
            <text:p text:style-name="Paragraph-29"><text:span text:style-name="p29-1-1"> 󰠏󰠏󰠏󰠏󰠏󰠏 󰠏󰠏󰠏󰠏󰠏 󰠏󰠏󰠏󰠏󰠏</text:span></text:p>
            <text:p text:style-name="Paragraph-30"><text:span text:style-name="p30-1-1">보통기적 3번</text:span></text:p>
          </table:table-cell>
        </table:table-row>
        <table:table-row>
          <table:table-cell table:style-name="Table-1-4-1" table:number-columns-spanned="1" table:number-rows-spanned="1">
            <text:p text:style-name="Paragraph-31"><text:span text:style-name="p31-1-1">3. 위험을 경고할 때 또는 비상</text:span></text:p>
            <text:p text:style-name="Paragraph-32"><text:span text:style-name="p32-1-1">   사태가 발생하였을 때</text:span></text:p>
          </table:table-cell>
          <table:table-cell table:style-name="Table-1-4-2" table:number-columns-spanned="1" table:number-rows-spanned="1">
            <text:p text:style-name="Paragraph-33"><text:span text:style-name="p33-1-1">․․․․․․․․․</text:span></text:p>
            <text:p text:style-name="Paragraph-34"><text:span text:style-name="p34-1-1">짧게 여러번</text:span></text:p>
          </table:table-cell>
        </table:table-row>
        <table:table-row>
          <table:table-cell table:style-name="Table-1-5-1" table:number-columns-spanned="1" table:number-rows-spanned="1">
            <text:p text:style-name="Paragraph-35"><text:span text:style-name="p35-1-1">4. 검수직원을 호출할 때</text:span></text:p>
          </table:table-cell>
          <table:table-cell table:style-name="Table-1-5-2" table:number-columns-spanned="1" table:number-rows-spanned="1">
            <text:p text:style-name="Paragraph-36"><text:span text:style-name="p36-1-1"> 󰠏󰠏󰠏󰠏󰠏󰠏󰠏 󰠏󰠏󰠏󰠏󰠏󰠏󰠏</text:span></text:p>
            <text:p text:style-name="Paragraph-37"><text:span text:style-name="p37-1-1">보통기적 2번</text:span></text:p>
          </table:table-cell>
        </table:table-row>
        <table:table-row>
          <table:table-cell table:style-name="Table-1-6-1" table:number-columns-spanned="2" table:number-rows-spanned="1">
            <text:p text:style-name="Paragraph-38"><text:span text:style-name="p38-1-1"> (주)  전호 방식중</text:span></text:p>
            <text:p text:style-name="Paragraph-39"><text:span text:style-name="p39-1-1"> ( ─── )</text:span><text:span text:style-name="p39-1-2">은 보통(2초간 정도)</text:span></text:p>
            <text:p text:style-name="Paragraph-40"><text:span text:style-name="p40-1-1"> (    ․    )</text:span><text:span text:style-name="p40-1-2">은 짧게 (0.5초간) 기적을 표시한다.</text:span></text:p>
          </table:table-cell>
        </table:table-row>
      </table:table>
      <text:p text:style-name="Paragraph-41"/>
      <text:p text:style-name="Paragraph-42"><text:span text:style-name="p42-1-1">제4절 추진운전전호</text:span></text:p>
      <text:p text:style-name="Paragraph-43"/>
      <text:p text:style-name="Paragraph-44"><text:span text:style-name="p44-1-1">제190조(추진운전 전호)</text:span><text:span text:style-name="p44-1-2"> ①</text:span><text:span text:style-name="p44-1-3">추진운전 전호는 열차가 추진운전 할 때 또는 뒤쪽의 운전실에서 </text:span><text:span text:style-name="p44-2-1">기관사 상호간에 하는 전호를 말한다.</text:span></text:p>
      <text:p text:style-name="Paragraph-45"><text:span text:style-name="p45-1-1">  ②</text:span><text:span text:style-name="p45-1-2">추진운전 전호는 차내 연락전화에 의한 통고를 표시한다. 다만, 차내연락전화를 사용할 </text:span><text:span text:style-name="p45-2-1">수 없을 때에는 전호기(등)을 사용하여 다음 방식으로 하여야 한다.</text:span></text:p>
      <text:p text:style-name="Paragraph-46"><text:span text:style-name="p46-1-1">  </text:span></text:p>
      <table:table table:style-name="Table-2">
        <table:table-column table:number-columns-repeated="3"/>
        <table:table-row>
          <table:table-cell table:style-name="Table-2-1-1" table:number-columns-spanned="1" table:number-rows-spanned="1">
            <text:p text:style-name="Paragraph-47"><text:span text:style-name="p47-1-1">전호의 종별</text:span></text:p>
          </table:table-cell>
          <table:table-cell table:style-name="Table-2-1-2" table:number-columns-spanned="1" table:number-rows-spanned="1">
            <text:p text:style-name="Paragraph-48"><text:span text:style-name="p48-1-1">전호의 종류</text:span></text:p>
          </table:table-cell>
          <table:table-cell table:style-name="Table-2-1-3" table:number-columns-spanned="1" table:number-rows-spanned="1">
            <text:p text:style-name="Paragraph-49"><text:span text:style-name="p49-1-1">전호의 방식</text:span></text:p>
          </table:table-cell>
        </table:table-row>
        <table:table-row>
          <table:table-cell table:style-name="Table-2-2-1" table:number-columns-spanned="1" table:number-rows-spanned="2">
            <text:p text:style-name="Paragraph-50"><text:span text:style-name="p50-1-1">전 호 등 (기)</text:span></text:p>
          </table:table-cell>
          <table:table-cell table:style-name="Table-2-2-2" table:number-columns-spanned="1" table:number-rows-spanned="1">
            <text:p text:style-name="Paragraph-51"><text:span text:style-name="p51-1-1">   추진운전 지장없다</text:span></text:p>
          </table:table-cell>
          <table:table-cell table:style-name="Table-2-2-3" table:number-columns-spanned="1" table:number-rows-spanned="1">
            <text:p text:style-name="Paragraph-52"><text:span text:style-name="p52-1-1">   녹   색   등 (기)</text:span></text:p>
          </table:table-cell>
        </table:table-row>
        <table:table-row>
          <table:table-cell table:style-name="Table-2-3-1" table:number-columns-spanned="1" table:number-rows-spanned="1">
            <text:p text:style-name="Paragraph-53"><text:span text:style-name="p53-1-1">   정지하라</text:span></text:p>
          </table:table-cell>
          <table:table-cell table:style-name="Table-2-3-2" table:number-columns-spanned="1" table:number-rows-spanned="1">
            <text:p text:style-name="Paragraph-54"><text:span text:style-name="p54-1-1">   적   색   등 (기)</text:span></text:p>
          </table:table-cell>
        </table:table-row>
      </table:table>
      <text:p text:style-name="Paragraph-55"/>
      <text:p text:style-name="Paragraph-56"><text:span text:style-name="p56-1-1">제5절 입환전호 및 통고전호</text:span></text:p>
      <text:p text:style-name="Paragraph-57"/>
      <text:p text:style-name="Paragraph-58"><text:span text:style-name="p58-1-1">제191조(입환전호 및 통고전호)</text:span><text:span text:style-name="p58-1-2"> ①</text:span><text:span text:style-name="p58-1-3">입환전호와 통고전호는 차량입환을 할 때에 입환전호자가 </text:span><text:span text:style-name="p58-2-1">기관사에게 하는 전호를 말하며, 다음과 같은 방식으로 이를 현시한다.&lt;개정 2007.6.19&gt;</text:span></text:p>
      <text:p text:style-name="Paragraph-59"><text:span text:style-name="p59-1-1">  </text:span></text:p>
      <table:table table:style-name="Table-3">
        <table:table-column table:number-columns-repeated="3"/>
        <table:table-row>
          <table:table-cell table:style-name="Table-3-1-1" table:number-columns-spanned="3" table:number-rows-spanned="1">
            <text:p text:style-name="Paragraph-60"><text:span text:style-name="p60-1-1">   (입 환 전 호)</text:span></text:p>
          </table:table-cell>
        </table:table-row>
        <table:table-row>
          <table:table-cell table:style-name="Table-3-2-1" table:number-columns-spanned="1" table:number-rows-spanned="1">
            <text:p text:style-name="Paragraph-61"><text:span text:style-name="p61-1-1">표시방</text:span><text:span text:style-name="p61-1-2">식 </text:span></text:p>
            <text:p text:style-name="Paragraph-62"><text:span text:style-name="p62-1-1"> 종류</text:span></text:p>
          </table:table-cell>
          <table:table-cell table:style-name="Table-3-2-2" table:number-columns-spanned="1" table:number-rows-spanned="1">
            <text:p text:style-name="Paragraph-63"><text:span text:style-name="p63-1-1">주      간</text:span></text:p>
          </table:table-cell>
          <table:table-cell table:style-name="Table-3-2-3" table:number-columns-spanned="1" table:number-rows-spanned="1">
            <text:p text:style-name="Paragraph-64"><text:span text:style-name="p64-1-1">야      간</text:span></text:p>
          </table:table-cell>
        </table:table-row>
        <table:table-row>
          <table:table-cell table:style-name="Table-3-3-1" table:number-columns-spanned="1" table:number-rows-spanned="1">
            <text:p text:style-name="Paragraph-65"><text:span text:style-name="p65-1-1">오너라</text:span></text:p>
          </table:table-cell>
          <table:table-cell table:style-name="Table-3-3-2" table:number-columns-spanned="1" table:number-rows-spanned="1">
            <text:p text:style-name="Paragraph-66"><text:span text:style-name="p66-1-1">녹색기를 좌우로 움직인다.</text:span></text:p>
            <text:p text:style-name="Paragraph-67"><text:span text:style-name="p67-1-1">녹색기가 없을 때에는 한팔을 좌우로 </text:span><text:span text:style-name="p67-2-1">움직인다.</text:span></text:p>
          </table:table-cell>
          <table:table-cell table:style-name="Table-3-3-3" table:number-columns-spanned="1" table:number-rows-spanned="1">
            <text:p text:style-name="Paragraph-68"><text:span text:style-name="p68-1-1">녹색등을 좌우로 움직인다.</text:span></text:p>
            <text:p text:style-name="Paragraph-69"/>
          </table:table-cell>
        </table:table-row>
        <table:table-row>
          <table:table-cell table:style-name="Table-3-4-1" table:number-columns-spanned="1" table:number-rows-spanned="1">
            <text:p text:style-name="Paragraph-70"><text:span text:style-name="p70-1-1">가거라</text:span></text:p>
          </table:table-cell>
          <table:table-cell table:style-name="Table-3-4-2" table:number-columns-spanned="1" table:number-rows-spanned="1">
            <text:p text:style-name="Paragraph-71"><text:span text:style-name="p71-1-1">녹색기를 상하로 움직인다.</text:span></text:p>
            <text:p text:style-name="Paragraph-72"><text:span text:style-name="p72-1-1">녹색기가 없을 때에는 한팔을 상하로 </text:span><text:span text:style-name="p72-2-1">움직인다.</text:span></text:p>
          </table:table-cell>
          <table:table-cell table:style-name="Table-3-4-3" table:number-columns-spanned="1" table:number-rows-spanned="1">
            <text:p text:style-name="Paragraph-73"><text:span text:style-name="p73-1-1">녹색등을 상하로 움직인다.</text:span></text:p>
            <text:p text:style-name="Paragraph-74"/>
          </table:table-cell>
        </table:table-row>
        <table:table-row>
          <table:table-cell table:style-name="Table-3-5-1" table:number-columns-spanned="1" table:number-rows-spanned="1">
            <text:p text:style-name="Paragraph-75"><text:span text:style-name="p75-1-1">정지하라</text:span></text:p>
          </table:table-cell>
          <table:table-cell table:style-name="Table-3-5-2" table:number-columns-spanned="1" table:number-rows-spanned="1">
            <text:p text:style-name="Paragraph-76"><text:span text:style-name="p76-1-1">적색기를 현시한다.</text:span></text:p>
          </table:table-cell>
          <table:table-cell table:style-name="Table-3-5-3" table:number-columns-spanned="1" table:number-rows-spanned="1">
            <text:p text:style-name="Paragraph-77"><text:span text:style-name="p77-1-1">적색등을 현시한다.</text:span></text:p>
          </table:table-cell>
        </table:table-row>
        <table:table-row>
          <table:table-cell table:style-name="Table-3-6-1" table:number-columns-spanned="1" table:number-rows-spanned="1">
            <text:p text:style-name="Paragraph-78"><text:span text:style-name="p78-1-1">속도를</text:span></text:p>
            <text:p text:style-name="Paragraph-79"><text:span text:style-name="p79-1-1">절제하라</text:span></text:p>
          </table:table-cell>
          <table:table-cell table:style-name="Table-3-6-2" table:number-columns-spanned="1" table:number-rows-spanned="1">
            <text:p text:style-name="Paragraph-80"><text:span text:style-name="p80-1-1">상하 또는 좌우로 움직이면서 녹색기를 </text:span><text:span text:style-name="p80-2-1">크게 1회 상하로 움직인다. 녹색기가 없을 </text:span><text:span text:style-name="p80-3-1">때에는 한팔을 상하 또는 좌우로 </text:span><text:span text:style-name="p80-4-1">움직이면서 크게 1회 상하로 움직인다.</text:span></text:p>
          </table:table-cell>
          <table:table-cell table:style-name="Table-3-6-3" table:number-columns-spanned="1" table:number-rows-spanned="1">
            <text:p text:style-name="Paragraph-81"><text:span text:style-name="p81-1-1">상하 또는 좌우로 움직이면서 </text:span><text:span text:style-name="p81-2-1">녹색등을 크게 1회 상하로 </text:span><text:span text:style-name="p81-3-1">움직인다.</text:span></text:p>
            <text:p text:style-name="Paragraph-82"/>
          </table:table-cell>
        </table:table-row>
        <table:table-row>
          <table:table-cell table:style-name="Table-3-7-1" table:number-columns-spanned="1" table:number-rows-spanned="1">
            <text:p text:style-name="Paragraph-83"><text:span text:style-name="p83-1-1">조금</text:span></text:p>
            <text:p text:style-name="Paragraph-84"><text:span text:style-name="p84-1-1">진퇴하라</text:span></text:p>
          </table:table-cell>
          <table:table-cell table:style-name="Table-3-7-2" table:number-columns-spanned="1" table:number-rows-spanned="1">
            <text:p text:style-name="Paragraph-85"><text:span text:style-name="p85-1-1">적색기를 걷어잡은 팔을 위로 뻗고 </text:span><text:span text:style-name="p85-2-1">녹색기로 </text:span><text:span text:style-name="p85-2-2">「</text:span><text:span text:style-name="p85-2-3">가거라</text:span><text:span text:style-name="p85-2-4">」</text:span><text:span text:style-name="p85-2-5">또는 </text:span><text:span text:style-name="p85-2-6">「</text:span><text:span text:style-name="p85-2-7">오너라</text:span><text:span text:style-name="p85-2-8">」</text:span><text:span text:style-name="p85-2-9">의 전호를 </text:span><text:span text:style-name="p85-3-1">한다. 적색기가 없을 때에는 한팔을 위로 </text:span><text:span text:style-name="p85-4-1">뻗고 다른 </text:span><text:span text:style-name="p85-4-2">한팔로</text:span><text:span text:style-name="p85-4-3">「</text:span><text:span text:style-name="p85-4-4">가거라</text:span><text:span text:style-name="p85-4-5">」</text:span><text:span text:style-name="p85-4-6">또는 </text:span><text:span text:style-name="p85-4-7">「</text:span><text:span text:style-name="p85-4-8">오너라</text:span><text:span text:style-name="p85-4-9">」</text:span><text:span text:style-name="p85-4-10">의 </text:span><text:span text:style-name="p85-5-1">전호를 한다.</text:span></text:p>
          </table:table-cell>
          <table:table-cell table:style-name="Table-3-7-3" table:number-columns-spanned="1" table:number-rows-spanned="1">
            <text:p text:style-name="Paragraph-86"><text:span text:style-name="p86-1-1">적색등을 상하로 움직인후 </text:span><text:span text:style-name="p86-2-1">「</text:span><text:span text:style-name="p86-2-2">오너라</text:span><text:span text:style-name="p86-2-3">」</text:span><text:span text:style-name="p86-2-4">또는 </text:span><text:span text:style-name="p86-2-5">「</text:span><text:span text:style-name="p86-2-6">가거라</text:span><text:span text:style-name="p86-2-7">」</text:span><text:span text:style-name="p86-2-8">의 전호를 </text:span><text:span text:style-name="p86-3-1">한다.</text:span></text:p>
            <text:p text:style-name="Paragraph-87"/>
          </table:table-cell>
        </table:table-row>
      </table:table>
      <text:p text:style-name="Paragraph-88"><text:span text:style-name="p88-1-1">  </text:span></text:p>
      <table:table table:style-name="Table-4">
        <table:table-column table:number-columns-repeated="3"/>
        <table:table-row>
          <table:table-cell table:style-name="Table-4-1-1" table:number-columns-spanned="3" table:number-rows-spanned="1">
            <text:p text:style-name="Paragraph-89"><text:span text:style-name="p89-1-1">   (통 고 전 호)</text:span></text:p>
          </table:table-cell>
        </table:table-row>
        <table:table-row>
          <table:table-cell table:style-name="Table-4-2-1" table:number-columns-spanned="1" table:number-rows-spanned="1">
            <text:p text:style-name="Paragraph-90"><text:span text:style-name="p90-1-1">표시방</text:span><text:span text:style-name="p90-1-2">식 </text:span></text:p>
            <text:p text:style-name="Paragraph-91"><text:span text:style-name="p91-1-1"> 종류</text:span></text:p>
          </table:table-cell>
          <table:table-cell table:style-name="Table-4-2-2" table:number-columns-spanned="1" table:number-rows-spanned="1">
            <text:p text:style-name="Paragraph-92"><text:span text:style-name="p92-1-1">주      간</text:span></text:p>
          </table:table-cell>
          <table:table-cell table:style-name="Table-4-2-3" table:number-columns-spanned="1" table:number-rows-spanned="1">
            <text:p text:style-name="Paragraph-93"><text:span text:style-name="p93-1-1">야      간</text:span></text:p>
          </table:table-cell>
        </table:table-row>
        <table:table-row>
          <table:table-cell table:style-name="Table-4-3-1" table:number-columns-spanned="1" table:number-rows-spanned="1">
            <text:p text:style-name="Paragraph-94"><text:span text:style-name="p94-1-1">연 결</text:span></text:p>
            <text:p text:style-name="Paragraph-95"><text:span text:style-name="p95-1-1">&lt;개정 2007.6.19&gt;</text:span></text:p>
          </table:table-cell>
          <table:table-cell table:style-name="Table-4-3-2" table:number-columns-spanned="1" table:number-rows-spanned="1">
            <text:p text:style-name="Paragraph-96"><text:span text:style-name="p96-1-1">녹색기 및 적색기 폭을 걷어 잡고 머리위 높이 </text:span><text:span text:style-name="p96-2-1">수평으로 깃대끝을 맞댄다.</text:span></text:p>
          </table:table-cell>
          <table:table-cell table:style-name="Table-4-3-3" table:number-columns-spanned="1" table:number-rows-spanned="1">
            <text:p text:style-name="Paragraph-97"><text:span text:style-name="p97-1-1">적색등과 녹색등을 번갈아 가면서 </text:span><text:span text:style-name="p97-2-1">여러번 현시한다.</text:span></text:p>
          </table:table-cell>
        </table:table-row>
      </table:table>
      <text:p text:style-name="Paragraph-98"><text:span text:style-name="p98-1-1">  ②</text:span><text:span text:style-name="p98-1-2">입환전호는 전호자가 이를 계속하여 현시하여야 하고 기관사는 입환전호를 확인할 수 </text:span><text:span text:style-name="p98-2-1">없을 때에는 즉시 정지하여야 한다.</text:span></text:p>
      <text:p text:style-name="Paragraph-99"/>
      <text:p text:style-name="Paragraph-100"><text:span text:style-name="p100-1-1">제6절 이동금지전호</text:span></text:p>
      <text:p text:style-name="Paragraph-101"/>
      <text:p text:style-name="Paragraph-102"><text:span text:style-name="p102-1-1">제192조(이동금지전호)</text:span><text:span text:style-name="p102-1-2"> ①</text:span><text:span text:style-name="p102-1-3">이동금지전호는 열차 또는 차량의 이동을 금지할 때에 하는 전호</text:span><text:span text:style-name="p102-2-1">를 말한다.</text:span></text:p>
      <text:p text:style-name="Paragraph-103"><text:span text:style-name="p103-1-1">  ②</text:span><text:span text:style-name="p103-1-2">이동금지전호는 다음과 같은 방식에 의하여 그 필요가 있는 차량의 측면에 기관사 및 </text:span><text:span text:style-name="p103-2-1">전호현시자가 확인이 용이한 위치에 표시(내걸기)한다.&lt;개정 2009.11.16&gt;</text:span></text:p>
      <text:p text:style-name="Paragraph-104"><text:span text:style-name="p104-1-1">  ③</text:span><text:span text:style-name="p104-1-2">이동금지전호의 표시(내걸기) 및 철거는 담당검수직원이 하여야 하며 필요하다고 인정</text:span><text:span text:style-name="p104-2-1">한 경우에는 기관사 또는 전호현시자에게 그 사유를 통고하여야 하며 전호방식은 다음과 </text:span><text:span text:style-name="p104-3-1">같다.&lt;개정 2009.11.16&gt;</text:span></text:p>
      <text:p text:style-name="Paragraph-105"><text:span text:style-name="p105-1-1">  </text:span></text:p>
      <table:table table:style-name="Table-5">
        <table:table-column table:number-columns-repeated="3"/>
        <table:table-row>
          <table:table-cell table:style-name="Table-5-1-1" table:number-columns-spanned="1" table:number-rows-spanned="1">
            <text:p text:style-name="Paragraph-106"><text:span text:style-name="p106-1-1">표시방식   </text:span></text:p>
            <text:p text:style-name="Paragraph-107"><text:span text:style-name="p107-1-1">   종류</text:span></text:p>
          </table:table-cell>
          <table:table-cell table:style-name="Table-5-1-2" table:number-columns-spanned="1" table:number-rows-spanned="1">
            <text:p text:style-name="Paragraph-108"><text:span text:style-name="p108-1-1">주      간</text:span></text:p>
          </table:table-cell>
          <table:table-cell table:style-name="Table-5-1-3" table:number-columns-spanned="1" table:number-rows-spanned="1">
            <text:p text:style-name="Paragraph-109"><text:span text:style-name="p109-1-1">야      간</text:span></text:p>
          </table:table-cell>
        </table:table-row>
        <table:table-row>
          <table:table-cell table:style-name="Table-5-2-1" table:number-columns-spanned="1" table:number-rows-spanned="1">
            <text:p text:style-name="Paragraph-110"><text:span text:style-name="p110-1-1">   이동금지</text:span></text:p>
          </table:table-cell>
          <table:table-cell table:style-name="Table-5-2-2" table:number-columns-spanned="1" table:number-rows-spanned="1">
            <text:p text:style-name="Paragraph-111"><text:span text:style-name="p111-1-1">적색기 표시(내걸기)</text:span></text:p>
          </table:table-cell>
          <table:table-cell table:style-name="Table-5-2-3" table:number-columns-spanned="1" table:number-rows-spanned="1">
            <text:p text:style-name="Paragraph-112"><text:span text:style-name="p112-1-1">적색등 표시(내걸기)</text:span></text:p>
          </table:table-cell>
        </table:table-row>
        <table:table-row>
          <table:table-cell table:style-name="Table-5-3-1" table:number-columns-spanned="1" table:number-rows-spanned="1">
            <text:p text:style-name="Paragraph-113"><text:span text:style-name="p113-1-1">   이동금지해제</text:span></text:p>
          </table:table-cell>
          <table:table-cell table:style-name="Table-5-3-2" table:number-columns-spanned="1" table:number-rows-spanned="1">
            <text:p text:style-name="Paragraph-114"><text:span text:style-name="p114-1-1">적색기의 철거</text:span></text:p>
          </table:table-cell>
          <table:table-cell table:style-name="Table-5-3-3" table:number-columns-spanned="1" table:number-rows-spanned="1">
            <text:p text:style-name="Paragraph-115"><text:span text:style-name="p115-1-1">적색등의 철거</text:span></text:p>
          </table:table-cell>
        </table:table-row>
      </table:table>
      <text:p text:style-name="Paragraph-116"/>
      <text:p text:style-name="Paragraph-117"><text:span text:style-name="p117-1-1">제7절 기타전호</text:span></text:p>
      <text:p text:style-name="Paragraph-118"/>
      <text:p text:style-name="Paragraph-119"><text:span text:style-name="p119-1-1">제193조(정지위치 지시전호)</text:span><text:span text:style-name="p119-1-2"> ①</text:span><text:span text:style-name="p119-1-3">정지위치 지시전호는 특별히 열차 또는 차량을 정지 시킬 위</text:span><text:span text:style-name="p119-2-1">치를 지시할 필요가 있을 때에 하는 전호를 말한다.</text:span></text:p>
      <text:p text:style-name="Paragraph-120"><text:span text:style-name="p120-1-1">  ②</text:span><text:span text:style-name="p120-1-2">정지위치 지시전호는 열차를 정지시킬 위치에서 녹색기 또는 녹색등을 좌우로 흔들다가 </text:span><text:span text:style-name="p120-2-1">열차가 정지할 위치에 접근하였을 때 적색기 또는 적색등을 높이 든다.</text:span></text:p>
      <text:p text:style-name="Paragraph-121"><text:span text:style-name="p121-1-1">제194조(비상전호)</text:span><text:span text:style-name="p121-1-2"> 위험이 절박하여 열차 또는 차량을 급속히 정지시킬 필요가 있을 때는 </text:span><text:span text:style-name="p121-2-1">기관사에게 다음 각 호의 방식으로 비상전호를 하여야 한다.</text:span></text:p>
      <text:p text:style-name="Paragraph-122"><text:span text:style-name="p122-1-1">  1. 주간 : 양팔을 높이 들거나 녹색기 이외의 물건을 급격히 휘두른다.</text:span></text:p>
      <text:p text:style-name="Paragraph-123"><text:span text:style-name="p123-1-1">  2. 야간 : 녹색등 이외의 등을 휘두르거나 양팔을 높이 든다.</text:span></text:p>
      <text:p text:style-name="Paragraph-124"><text:span text:style-name="p124-1-1">제195조(출입문 개폐전호)</text:span><text:span text:style-name="p124-1-2"> 출입문 개폐전호는 역직원과 기관사간에 행하는 전호를 말하며 </text:span><text:span text:style-name="p124-2-1">다음과 같은 방식으로 한다.</text:span></text:p>
      <text:p text:style-name="Paragraph-125"><text:span text:style-name="p125-1-1">  </text:span></text:p>
      <table:table table:style-name="Table-6">
        <table:table-column table:number-columns-repeated="2"/>
        <table:table-row>
          <table:table-cell table:style-name="Table-6-1-1" table:number-columns-spanned="1" table:number-rows-spanned="1">
            <text:p text:style-name="Paragraph-126"><text:span text:style-name="p126-1-1">전호의 종류</text:span></text:p>
          </table:table-cell>
          <table:table-cell table:style-name="Table-6-1-2" table:number-columns-spanned="1" table:number-rows-spanned="1">
            <text:p text:style-name="Paragraph-127"><text:span text:style-name="p127-1-1">전 호 의  방 식</text:span></text:p>
          </table:table-cell>
        </table:table-row>
        <table:table-row>
          <table:table-cell table:style-name="Table-6-2-1" table:number-columns-spanned="1" table:number-rows-spanned="1">
            <text:p text:style-name="Paragraph-128"><text:span text:style-name="p128-1-1">출입문 닫아라</text:span></text:p>
          </table:table-cell>
          <table:table-cell table:style-name="Table-6-2-2" table:number-columns-spanned="1" table:number-rows-spanned="1">
            <text:p text:style-name="Paragraph-129"><text:span text:style-name="p129-1-1">  양팔을 수직으로 올려뻗고 손뼉치는 형상을 반복한다.</text:span></text:p>
          </table:table-cell>
        </table:table-row>
        <table:table-row>
          <table:table-cell table:style-name="Table-6-3-1" table:number-columns-spanned="1" table:number-rows-spanned="1">
            <text:p text:style-name="Paragraph-130"><text:span text:style-name="p130-1-1">출입문 열어라</text:span></text:p>
          </table:table-cell>
          <table:table-cell table:style-name="Table-6-3-2" table:number-columns-spanned="1" table:number-rows-spanned="1">
            <text:p text:style-name="Paragraph-131"><text:span text:style-name="p131-1-1">  양팔을 수직으로 올려뻗고 왼팔을 수직상태로 두고 오른팔은</text:span></text:p>
            <text:p text:style-name="Paragraph-132"><text:span text:style-name="p132-1-1">  어깨높이 수평까지 밀어 벌리는 형상을 반복한다.</text:span></text:p>
          </table:table-cell>
        </table:table-row>
      </table:table>
      <text:p text:style-name="Paragraph-133"><text:span text:style-name="p133-1-1">제196조(열차운전 확인 집무전호)</text:span><text:span text:style-name="p133-1-2"> ①</text:span><text:span text:style-name="p133-1-3">제25조 각호의 열차 및 행사열차, 귀빈열차, 기타계획된 </text:span><text:span text:style-name="p133-2-1">주요 열차에 대하여 집무전호를 하여야 한다.</text:span></text:p>
      <text:p text:style-name="Paragraph-134"><text:span text:style-name="p134-1-1">  ②</text:span><text:span text:style-name="p134-1-2">제1항의 열차가 역을 출발 또는 통과하는 경우 역장은 기관사에게 승강장 이상유무를 </text:span><text:span text:style-name="p134-2-1">확인하고 적정지점에서 통과열차에 대한 집무전호를 하여야 한다.</text:span></text:p>
      <text:p text:style-name="Paragraph-135"><text:span text:style-name="p135-1-1">  ③</text:span><text:span text:style-name="p135-1-2">통과열차에 대한 집무전호는 다음과 같다.</text:span></text:p>
      <text:p text:style-name="Paragraph-136"><text:span text:style-name="p136-1-1">  1. 주간은 오른손에 녹색기를 걷어잡고 어깨와 수평으로 뻗는다.</text:span></text:p>
      <text:p text:style-name="Paragraph-137"><text:span text:style-name="p137-1-1">  2. 야간은 오른손에 녹색등을 현시한다.</text:span></text:p>
      <text:p text:style-name="Paragraph-138"><text:span text:style-name="p138-1-1">  ④</text:span><text:span text:style-name="p138-1-2">제1항중 집무전호자는 역장이 직접 시행하고 부득이한 경우에는 적임자로 시행할 수 있</text:span><text:span text:style-name="p138-2-1">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명조" svg:font-family="'휴먼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3cm" fo:margin-right="3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